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ca2c" officeooo:paragraph-rsid="001bca2c"/>
    </style:style>
    <style:style style:name="P2" style:family="paragraph" style:parent-style-name="Standard">
      <style:text-properties officeooo:rsid="001d7516" officeooo:paragraph-rsid="001d7516"/>
    </style:style>
    <style:style style:name="P3" style:family="paragraph" style:parent-style-name="Standard">
      <style:text-properties officeooo:rsid="001e3b16" officeooo:paragraph-rsid="001e3b16"/>
    </style:style>
    <style:style style:name="P4" style:family="paragraph" style:parent-style-name="Standard">
      <style:text-properties officeooo:rsid="00203849" officeooo:paragraph-rsid="00203849"/>
    </style:style>
    <style:style style:name="P5" style:family="paragraph" style:parent-style-name="Standard">
      <style:text-properties officeooo:rsid="00203849" officeooo:paragraph-rsid="00203849"/>
    </style:style>
    <style:style style:name="P6" style:family="paragraph" style:parent-style-name="Standard">
      <style:text-properties officeooo:rsid="0021c056" officeooo:paragraph-rsid="0021c0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ULTAS DE TABLAS</text:p>
      <text:p text:style-name="P1"/>
      <text:p text:style-name="P1">La funcion count() sirve para contar: 1, 2, 3..</text:p>
      <text:p text:style-name="P1">La funcion SUM() sirve para sumar el valor que tenga asignado las entidades.</text:p>
      <text:p text:style-name="P1">La funcion GROUP BY agrupa los que tengan el mismo valor.</text:p>
      <text:p text:style-name="P2">El HAVING se usa para condiciones que tienen que ver con los grupos y el WHERE para condiciones individuales.</text:p>
      <text:p text:style-name="P3">CONCAT sirve para agrupar columnas.</text:p>
      <text:p text:style-name="P4">ROUND vale para coger la cantidad de decimales que se especifica</text:p>
      <text:p text:style-name="P4">TRUNCATE vale para aproximar a los decimales que se indica.</text:p>
      <text:p text:style-name="P4"/>
      <text:p text:style-name="P6">Subconsultas: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5T09:25:59.240000000</meta:creation-date>
    <dc:date>2022-03-22T08:27:21.527000000</dc:date>
    <meta:editing-duration>PT18M56S</meta:editing-duration>
    <meta:editing-cycles>5</meta:editing-cycles>
    <meta:generator>LibreOffice/7.2.0.4$Windows_X86_64 LibreOffice_project/9a9c6381e3f7a62afc1329bd359cc48accb6435b</meta:generator>
    <meta:document-statistic meta:table-count="0" meta:image-count="0" meta:object-count="0" meta:page-count="1" meta:paragraph-count="9" meta:word-count="82" meta:character-count="479" meta:non-whitespace-character-count="406"/>
  </office:meta>
</office:document-meta>
</file>